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/>
    <style:font-face style:name="StarSymbol" svg:font-family="StarSymbol"/>
    <style:font-face style:name="Albany AMT" svg:font-family="'Albany AMT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 style:list-style-name="L1"/>
    <style:style style:name="P3" style:family="paragraph" style:parent-style-name="Standard" style:list-style-name="L2"/>
    <style:style style:name="P4" style:family="paragraph" style:parent-style-name="Standard" style:list-style-name="L3"/>
    <text:list-style style:name="L1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Общая структура системы.</text:p>
      <text:p text:style-name="Standard"/>
      <text:p text:style-name="P1">Центральный сервер:</text:p>
      <text:list text:style-name="L1">
        <text:list-item>
          <text:p text:style-name="P2">Хранит репозиторий пакетов - FTP/HTTP сервера с доступом по логину/паролю, содержащий непосредственно пакеты и информацию о них</text:p>
        </text:list-item>
        <text:list-item>
          <text:p text:style-name="P2">Хранит базу данных пользователей: аккаунты, состояние счета, доступ к отдельным разделам репозитория.</text:p>
        </text:list-item>
      </text:list>
      <text:list text:style-name="L2">
        <text:list-item>
          <text:p text:style-name="P3">Несет на себе систему контроля доступа: она проводит аутентификацию, на основе данных из базы пользователей выдает по запросу индексы пакетов, контролирует доступ к репозиторию.</text:p>
        </text:list-item>
      </text:list>
      <text:p text:style-name="Standard"/>
      <text:p text:style-name="P1">Клиентская машина:</text:p>
      <text:list text:style-name="L3">
        <text:list-item>
          <text:p text:style-name="P4">идентифицируется на центральном сервере по логину/паролю</text:p>
        </text:list-item>
        <text:list-item>
          <text:p text:style-name="P4">Получает информацию о доступных пакетах (в виде файла packages.xml.gz)</text:p>
        </text:list-item>
        <text:list-item>
          <text:p text:style-name="P4">Запрашивает и получает сами пакеты</text:p>
        </text:list-item>
        <text:list-item>
          <text:p text:style-name="P4">Устанавливает, обновляет и удаляет пакеты у себя</text:p>
        </text:list-item>
        <text:list-item>
          <text:p text:style-name="P4">Хранит базу данных с информацией о доступных пакетах и установленных.</text:p>
        </text:list-item>
      </text:list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/>
    <style:font-face style:name="StarSymbol" svg:font-family="StarSymbol"/>
    <style:font-face style:name="Albany AMT" svg:font-family="'Albany AMT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ru" fo:country="RU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 AMT" fo:font-size="14pt" style:font-name-asian="DejaVu Sans" style:font-size-asian="14pt" style:font-name-complex="DejaVu Sans" style:font-size-complex="14pt"/>
    </style:style>
    <style:style style:name="List" style:family="paragraph" style:parent-style-name="Text_20_body" style:class="list">
      <style:text-properties style:font-name="Arial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 AMT" fo:font-size="14pt" style:font-name-asian="DejaVu Sans" style:font-size-asian="14pt" style:font-name-complex="DejaVu Sans" style:font-size-complex="14p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Linux OpenOffice.org_project/680m6$Build-9095
  </meta:generator>
    <meta:creation-date>2007-01-31T17:17:35</meta:creation-date>
    <dc:date>2007-01-31T18:48:49</dc:date>
    <dc:language>ru-RU</dc:language>
    <meta:editing-cycles>3</meta:editing-cycles>
    <meta:editing-duration>PT1H31M15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1" meta:word-count="99" meta:character-count="743"/>
  </office:meta>
</office:document-meta>
</file>